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Helvetica Neue" svg:font-family="Helvetica Neu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text-properties fo:font-weight="bold" style:font-weight-asian="bold" style:font-weight-complex="bold" fo:font-size="18pt" style:font-size-asian="18pt" style:font-size-complex="18pt"/>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line-height="150%"/>
    </style:style>
    <style:style style:name="T11" style:parent-style-name="DefaultParagraphFont" style:family="text">
      <style:text-properties fo:font-style="italic" style:font-style-asian="italic" style:font-style-complex="italic"/>
    </style:style>
    <style:style style:name="T12" style:parent-style-name="DefaultParagraphFont" style:family="text">
      <style:text-properties fo:font-style="italic" style:font-style-asian="italic" style:font-style-complex="italic"/>
    </style:style>
    <style:style style:name="P13" style:parent-style-name="Standard" style:family="paragraph">
      <style:paragraph-properties fo:line-height="150%"/>
    </style:style>
    <style:style style:name="T14" style:parent-style-name="DefaultParagraphFont" style:family="text">
      <style:text-properties fo:font-style="italic" style:font-style-asian="italic" style:font-style-complex="italic"/>
    </style:style>
    <style:style style:name="T15" style:parent-style-name="DefaultParagraphFont" style:family="text">
      <style:text-properties fo:font-style="italic" style:font-style-asian="italic" style:font-style-complex="italic"/>
    </style:style>
    <style:style style:name="T16" style:parent-style-name="DefaultParagraphFont" style:family="text">
      <style:text-properties fo:font-style="italic" style:font-style-asian="italic" style:font-style-complex="italic"/>
    </style:style>
    <style:style style:name="T17" style:parent-style-name="DefaultParagraphFont" style:family="text">
      <style:text-properties fo:font-style="italic" style:font-style-asian="italic" style:font-style-complex="italic"/>
    </style:style>
    <style:style style:name="P18" style:parent-style-name="Standard" style:list-style-name="LFO1" style:family="paragraph">
      <style:paragraph-properties fo:line-height="150%"/>
    </style:style>
    <style:style style:name="P19" style:parent-style-name="Standard" style:list-style-name="LFO1" style:family="paragraph">
      <style:paragraph-properties fo:line-height="150%"/>
    </style:style>
    <style:style style:name="T20" style:parent-style-name="DefaultParagraphFont" style:family="text">
      <style:text-properties style:font-name="Helvetica Neue" fo:color="#4078C0"/>
    </style:style>
    <style:style style:name="P21" style:parent-style-name="Standard" style:list-style-name="LFO1" style:family="paragraph">
      <style:paragraph-properties fo:line-height="150%"/>
    </style:style>
    <style:style style:name="T22" style:parent-style-name="DefaultParagraphFont" style:family="text">
      <style:text-properties style:font-name="Helvetica Neue" fo:color="#4078C0"/>
    </style:style>
    <style:style style:name="P23" style:parent-style-name="Standard" style:list-style-name="LFO1" style:family="paragraph">
      <style:paragraph-properties fo:line-height="150%"/>
    </style:style>
    <style:style style:name="T24" style:parent-style-name="DefaultParagraphFont" style:family="text">
      <style:text-properties fo:font-style="italic" style:font-style-asian="italic" style:font-style-complex="italic"/>
    </style:style>
    <style:style style:name="P25" style:parent-style-name="Standard" style:list-style-name="LFO1" style:family="paragraph">
      <style:paragraph-properties fo:line-height="150%"/>
    </style:style>
    <style:style style:name="T26" style:parent-style-name="DefaultParagraphFont" style:family="text">
      <style:text-properties fo:font-style="italic" style:font-style-asian="italic" style:font-style-complex="italic"/>
    </style:style>
    <style:style style:name="T27" style:parent-style-name="DefaultParagraphFont" style:family="text">
      <style:text-properties fo:font-style="italic" style:font-style-asian="italic" style:font-style-complex="italic"/>
    </style:style>
    <style:style style:name="P28" style:parent-style-name="Standard" style:list-style-name="LFO1" style:family="paragraph">
      <style:paragraph-properties fo:line-height="150%"/>
    </style:style>
    <style:style style:name="T29" style:parent-style-name="DefaultParagraphFont" style:family="text">
      <style:text-properties fo:font-style="italic" style:font-style-asian="italic" style:font-style-complex="italic"/>
    </style:style>
    <style:style style:name="T30" style:parent-style-name="DefaultParagraphFont" style:family="text">
      <style:text-properties fo:font-style="italic" style:font-style-asian="italic" style:font-style-complex="italic"/>
    </style:style>
    <style:style style:name="P31" style:parent-style-name="Standard" style:list-style-name="LFO1" style:family="paragraph">
      <style:paragraph-properties fo:line-height="150%"/>
    </style:style>
    <style:style style:name="T32" style:parent-style-name="DefaultParagraphFont" style:family="text">
      <style:text-properties fo:font-style="italic" style:font-style-asian="italic" style:font-style-complex="italic"/>
    </style:style>
    <style:style style:name="T33" style:parent-style-name="DefaultParagraphFont" style:family="text">
      <style:text-properties fo:font-style="italic" style:font-style-asian="italic" style:font-style-complex="italic"/>
    </style:style>
    <style:style style:name="P34" style:parent-style-name="Standard" style:list-style-name="LFO1" style:family="paragraph">
      <style:paragraph-properties fo:line-height="150%"/>
    </style:style>
    <style:style style:name="T35" style:parent-style-name="DefaultParagraphFont" style:family="text">
      <style:text-properties fo:font-style="italic" style:font-style-asian="italic" style:font-style-complex="italic"/>
    </style:style>
    <style:style style:name="P36" style:parent-style-name="Standard" style:list-style-name="LFO1" style:family="paragraph">
      <style:paragraph-properties fo:line-height="150%"/>
    </style:style>
    <style:style style:name="T37" style:parent-style-name="DefaultParagraphFont" style:family="text">
      <style:text-properties fo:font-style="italic" style:font-style-asian="italic" style:font-style-complex="italic"/>
    </style:style>
    <style:style style:name="T38" style:parent-style-name="DefaultParagraphFont" style:family="text">
      <style:text-properties fo:font-style="italic" style:font-style-asian="italic" style:font-style-complex="italic"/>
    </style:style>
    <style:style style:name="T39" style:parent-style-name="DefaultParagraphFont" style:family="text">
      <style:text-properties fo:font-style="italic" style:font-style-asian="italic" style:font-style-complex="italic"/>
    </style:style>
    <style:style style:name="P40" style:parent-style-name="Standard" style:family="paragraph">
      <style:paragraph-properties fo:line-height="150%"/>
    </style:style>
    <style:style style:name="T41" style:parent-style-name="DefaultParagraphFont" style:family="text">
      <style:text-properties fo:font-style="italic" style:font-style-asian="italic" style:font-style-complex="italic"/>
    </style:style>
    <style:style style:name="T42" style:parent-style-name="DefaultParagraphFont" style:family="text">
      <style:text-properties fo:font-style="italic" style:font-style-asian="italic" style:font-style-complex="italic"/>
    </style:style>
    <style:style style:name="T43" style:parent-style-name="DefaultParagraphFont" style:family="text">
      <style:text-properties fo:font-style="italic" style:font-style-asian="italic" style:font-style-complex="italic"/>
    </style:style>
    <style:style style:name="P44" style:parent-style-name="Standard" style:family="paragraph">
      <style:paragraph-properties fo:line-height="150%"/>
    </style:style>
    <style:style style:name="P45" style:parent-style-name="Standard" style:family="paragraph">
      <style:paragraph-properties fo:line-height="150%"/>
    </style:style>
    <style:style style:name="P46" style:parent-style-name="Standard" style:family="paragraph">
      <style:paragraph-properties fo:line-height="150%"/>
    </style:style>
    <style:style style:name="P47" style:parent-style-name="Standard" style:family="paragraph">
      <style:paragraph-properties fo:line-height="150%"/>
    </style:style>
    <style:style style:name="T48" style:parent-style-name="DefaultParagraphFont" style:family="text">
      <style:text-properties fo:font-style="italic" style:font-style-asian="italic" style:font-style-complex="italic"/>
    </style:style>
    <style:style style:name="P49" style:parent-style-name="Standard" style:list-style-name="LFO2" style:family="paragraph">
      <style:paragraph-properties fo:line-height="150%"/>
    </style:style>
    <style:style style:name="P50" style:parent-style-name="Standard" style:list-style-name="LFO2" style:family="paragraph">
      <style:paragraph-properties fo:line-height="150%"/>
    </style:style>
    <style:style style:name="P51" style:parent-style-name="Standard" style:list-style-name="LFO2" style:family="paragraph">
      <style:paragraph-properties fo:line-height="150%"/>
    </style:style>
    <style:style style:name="P52" style:parent-style-name="Standard" style:list-style-name="LFO2" style:family="paragraph">
      <style:paragraph-properties fo:line-height="150%"/>
    </style:style>
    <style:style style:name="T53" style:parent-style-name="DefaultParagraphFont" style:family="text">
      <style:text-properties fo:font-style="italic" style:font-style-asian="italic" style:font-style-complex="italic"/>
    </style:style>
    <style:style style:name="P54" style:parent-style-name="Standard" style:list-style-name="LFO2" style:family="paragraph">
      <style:paragraph-properties fo:line-height="150%"/>
    </style:style>
    <style:style style:name="T55" style:parent-style-name="DefaultParagraphFont" style:family="text">
      <style:text-properties fo:font-style="italic" style:font-style-asian="italic" style:font-style-complex="italic"/>
    </style:style>
    <style:style style:name="P56" style:parent-style-name="Standard" style:list-style-name="LFO2" style:family="paragraph">
      <style:paragraph-properties fo:line-height="150%"/>
    </style:style>
    <style:style style:name="P57" style:parent-style-name="Standard" style:list-style-name="LFO2" style:family="paragraph">
      <style:paragraph-properties fo:line-height="150%"/>
    </style:style>
    <style:style style:name="T58" style:parent-style-name="DefaultParagraphFont" style:family="text">
      <style:text-properties fo:font-style="italic" style:font-style-asian="italic" style:font-style-complex="italic"/>
    </style:style>
    <style:style style:name="T59" style:parent-style-name="DefaultParagraphFont" style:family="text">
      <style:text-properties fo:font-style="italic" style:font-style-asian="italic" style:font-style-complex="italic"/>
    </style:style>
    <style:style style:name="P60" style:parent-style-name="Standard" style:list-style-name="LFO2" style:family="paragraph">
      <style:paragraph-properties fo:line-height="150%"/>
    </style:style>
    <style:style style:name="T61" style:parent-style-name="DefaultParagraphFont" style:family="text">
      <style:text-properties fo:font-style="italic" style:font-style-asian="italic" style:font-style-complex="italic"/>
    </style:style>
    <style:style style:name="P62" style:parent-style-name="Standard" style:list-style-name="LFO2" style:family="paragraph">
      <style:paragraph-properties fo:line-height="150%"/>
    </style:style>
    <style:style style:name="T63" style:parent-style-name="DefaultParagraphFont" style:family="text">
      <style:text-properties fo:font-style="italic" style:font-style-asian="italic" style:font-style-complex="italic"/>
    </style:style>
    <style:style style:name="P64" style:parent-style-name="Standard" style:list-style-name="LFO2" style:family="paragraph">
      <style:paragraph-properties fo:line-height="150%"/>
    </style:style>
    <style:style style:name="P65" style:parent-style-name="Standard" style:list-style-name="LFO2" style:family="paragraph">
      <style:paragraph-properties fo:line-height="150%"/>
    </style:style>
    <style:style style:name="P66" style:parent-style-name="Standard" style:list-style-name="LFO2" style:family="paragraph">
      <style:paragraph-properties fo:line-height="150%"/>
    </style:style>
    <style:style style:name="T67" style:parent-style-name="DefaultParagraphFont" style:family="text">
      <style:text-properties fo:font-style="italic" style:font-style-asian="italic" style:font-style-complex="italic"/>
    </style:style>
    <style:style style:name="P68" style:parent-style-name="Standard" style:list-style-name="LFO2" style:family="paragraph">
      <style:paragraph-properties fo:line-height="150%"/>
    </style:style>
    <style:style style:name="P69" style:parent-style-name="Standard" style:list-style-name="LFO2" style:family="paragraph">
      <style:paragraph-properties fo:line-height="150%"/>
    </style:style>
    <style:style style:name="T70" style:parent-style-name="DefaultParagraphFont" style:family="text">
      <style:text-properties fo:font-style="italic" style:font-style-asian="italic" style:font-style-complex="italic"/>
    </style:style>
    <style:style style:name="T71" style:parent-style-name="DefaultParagraphFont" style:family="text">
      <style:text-properties fo:font-style="italic" style:font-style-asian="italic" style:font-style-complex="italic"/>
    </style:style>
    <style:style style:name="P72" style:parent-style-name="Standard" style:list-style-name="LFO2" style:family="paragraph">
      <style:paragraph-properties fo:line-height="150%"/>
    </style:style>
    <style:style style:name="P73" style:parent-style-name="Standard" style:list-style-name="LFO2" style:family="paragraph">
      <style:paragraph-properties fo:line-height="150%"/>
    </style:style>
    <style:style style:name="P74" style:parent-style-name="Standard" style:list-style-name="LFO2" style:family="paragraph">
      <style:paragraph-properties fo:line-height="150%"/>
    </style:style>
    <style:style style:name="T75" style:parent-style-name="DefaultParagraphFont" style:family="text">
      <style:text-properties fo:font-style="italic" style:font-style-asian="italic" style:font-style-complex="italic"/>
    </style:style>
    <style:style style:name="P76" style:parent-style-name="Standard" style:list-style-name="LFO2" style:family="paragraph">
      <style:paragraph-properties fo:line-height="150%"/>
    </style:style>
    <style:style style:name="T77" style:parent-style-name="DefaultParagraphFont" style:family="text">
      <style:text-properties fo:font-style="italic" style:font-style-asian="italic" style:font-style-complex="italic"/>
    </style:style>
    <style:style style:name="T78" style:parent-style-name="DefaultParagraphFont" style:family="text">
      <style:text-properties fo:font-style="italic" style:font-style-asian="italic" style:font-style-complex="italic"/>
    </style:style>
    <style:style style:name="T79" style:parent-style-name="DefaultParagraphFont" style:family="text">
      <style:text-properties fo:font-style="italic" style:font-style-asian="italic" style:font-style-complex="italic"/>
    </style:style>
    <style:style style:name="P80" style:parent-style-name="Standard" style:list-style-name="LFO2" style:family="paragraph">
      <style:paragraph-properties fo:line-height="150%"/>
    </style:style>
    <style:style style:name="P81" style:parent-style-name="Standard" style:list-style-name="LFO2" style:family="paragraph">
      <style:paragraph-properties fo:line-height="150%"/>
    </style:style>
    <style:style style:name="P82" style:parent-style-name="Standard" style:list-style-name="LFO2" style:family="paragraph">
      <style:paragraph-properties fo:line-height="150%"/>
    </style:style>
    <style:style style:name="P83" style:parent-style-name="Standard" style:list-style-name="LFO2" style:family="paragraph">
      <style:paragraph-properties fo:line-height="150%"/>
    </style:style>
    <style:style style:name="P84" style:parent-style-name="Standard" style:list-style-name="LFO2" style:family="paragraph">
      <style:paragraph-properties fo:line-height="150%"/>
    </style:style>
    <style:style style:name="T85" style:parent-style-name="DefaultParagraphFont" style:family="text">
      <style:text-properties fo:font-style="italic" style:font-style-asian="italic" style:font-style-complex="italic"/>
    </style:style>
    <style:style style:name="P86" style:parent-style-name="Standard" style:list-style-name="LFO2" style:family="paragraph">
      <style:paragraph-properties fo:line-height="150%"/>
    </style:style>
  </office:automatic-styles>
  <office:body>
    <office:text text:use-soft-page-breaks="true">
      <text:p text:style-name="P1"/>
      <text:p text:style-name="P2">Équipe 01</text:p>
      <text:p text:style-name="P3"/>
      <text:p text:style-name="P4">Maxime Charron<text:s/>MACHA762<text:s/>111038084</text:p>
      <text:p text:style-name="P5">Pascal Dumoulin PADUM60<text:s/>910010588</text:p>
      <text:p text:style-name="P6">Antoine Lefrançois ANLEF67 111 043 697</text:p>
      <text:p text:style-name="P7">Jean-Sébastien Roy<text:s/>JSROY19<text:s/>903188158</text:p>
      <text:p text:style-name="P8">Martin Savoie MASAV205<text:s/>906156285</text:p>
      <text:p text:style-name="P9"/>
      <text:p text:style-name="Standard">Comment lancer l'application:</text:p>
      <text:p text:style-name="Standard"/>
      <text:p text:style-name="P10">Si<text:s/><text:span text:style-name="T11">node<text:s/></text:span>et<text:s/><text:span text:style-name="T12">npm</text:span><text:s/>sont déjà installés vous pouvez vous rendre au point 4.</text:p>
      <text:p text:style-name="P13">Si vous avez installé<text:s/><text:span text:style-name="T14">node</text:span><text:s/>ou<text:s/><text:span text:style-name="T15">npm</text:span><text:s/>en<text:s/><text:span text:style-name="T16">root</text:span><text:s/>ne pas oublier de faire les commandes avec<text:s/><text:span text:style-name="T17">sudo.</text:span></text:p>
      <text:list text:style-name="LFO1" text:continue-numbering="true">
        <text:list-item>
          <text:p text:style-name="P18">Installer Node selon votre système d'exploitation</text:p>
          <text:list text:continue-numbering="true">
            <text:list-item>
              <text:p text:style-name="P19">Sur Windows:<text:s/><text:a xlink:href="http://nodejs.org/download/" office:target-frame-name="_top" xlink:show="replace"><text:span text:style-name="T20">http://nodejs.org/download/</text:span></text:a></text:p>
            </text:list-item>
            <text:list-item>
              <text:p text:style-name="P21">Sur Mac:<text:s/><text:a xlink:href="http://nodejs.org/download/" office:target-frame-name="_top" xlink:show="replace"><text:span text:style-name="T22">http://nodejs.org/download/</text:span></text:a></text:p>
            </text:list-item>
            <text:list-item>
              <text:p text:style-name="P23">Sur Unbuntu 14.04:<text:s/><text:span text:style-name="T24">sudo apt-get update, sudo apt-get install nodejs, sudo apt-get install npm</text:span></text:p>
            </text:list-item>
          </text:list>
        </text:list-item>
        <text:list-item>
          <text:p text:style-name="P25">Vérifier que<text:s/><text:span text:style-name="T26">node</text:span><text:s/>est correctement installé:<text:s/><text:span text:style-name="T27">node -v</text:span></text:p>
        </text:list-item>
        <text:list-item>
          <text:p text:style-name="P28">Vérifier que<text:s/><text:span text:style-name="T29">npm</text:span><text:s/>est correctement installé:<text:s/><text:span text:style-name="T30">npm -v</text:span></text:p>
        </text:list-item>
        <text:list-item>
          <text:p text:style-name="P31">Installer les libraries<text:s/><text:span text:style-name="T32">node</text:span><text:s/>via la commande suivante dans répertoire du projet:<text:s/><text:span text:style-name="T33">npm install</text:span></text:p>
        </text:list-item>
        <text:list-item>
          <text:p text:style-name="P34">Pour lancer l'application, ouvrir un terminal dans le répertoire racine du projet. Écrire ensuite:<text:s/><text:span text:style-name="T35">npm start</text:span></text:p>
        </text:list-item>
        <text:list-item>
          <text:p text:style-name="P36"><text:span text:style-name="T37">Ouvrir chrome et éc</text:span><text:span text:style-name="T38">rire: l</text:span><text:span text:style-name="T39">ocalhost:8080</text:span></text:p>
        </text:list-item>
      </text:list>
      <text:p text:style-name="P40">Pour éviter d'avoir plusieurs erreurs dans la console, vous allez devoir installer le plugin du ChromeCast. Cet aspect à déjà été soulevé aux enseignants qui nous ont dit que vous n'alliez pas tenir compte des erreurs générées par l'<text:span text:style-name="T41">AP</text:span><text:span text:style-name="T42">I</text:span><text:s/>de<text:s/><text:span text:style-name="T43">Youtube</text:span>.</text:p>
      <text:p text:style-name="P44"/>
      <text:p text:style-name="P45">Il est important de préciser que nous utilisons une version custom de l’API fournit par les professeurs tel que convenu avec ceux-ci. Cette version est hosté sur heroku à l’adresse umovie-team01.herokuapp.com. Notre API est monitoré par un NewRelic qui nous avertit s’il y a des pannes. S’il y en a une, nous la réglerons dans les plus brefs délais. De plus, afin de ne pas entrer en conflit avec votre correction, nous nous sommes créés un environnement de développement pour notre API. Nous vous assurons ainsi d’avoir une version fixe qui ne changera pas tant que la correction ne sera pas terminée. S’il y a des problèmes avec l’API, vous êtes invités à nous contacter. Maxime Charron est celui qui s’occupe de la gestion du nouvel API.<text:s/></text:p>
      <text:p text:style-name="P46"/>
      <text:p text:style-name="P47">Vous avez maintenant accès à l'application web. Voici donc la liste des éléments que vous pouvez<text:s/><text:soft-page-break/>voir pour livrable 2 dans l'application. Il n'y a rien de statique dans l'application sauf le<text:s/><text:span text:style-name="T48">ID</text:span><text:s/>de l'acteur qui sera trouvé lorsque nous allons avoir une recherche fonctionnelle.</text:p>
      <text:list text:style-name="LFO2" text:continue-numbering="true">
        <text:list-item>
          <text:p text:style-name="P49">La barre de menu doit être une template ou une vue</text:p>
          <text:list text:continue-numbering="true">
            <text:list-item>
              <text:p text:style-name="P50">Vous pourrez vérifier ceci dans le code à l'endroit suivant: app/components/commons/view/menuTop.html</text:p>
            </text:list-item>
          </text:list>
        </text:list-item>
        <text:list-item>
          <text:p text:style-name="P51">Afficher la page des<text:s/>watchlists de l'utilisateur</text:p>
          <text:list text:continue-numbering="true">
            <text:list-item>
              <text:p text:style-name="P52">Pour accéder à liste il faut cliquer sur Tom Cruise en haut à droite et ensuite sur<text:s/><text:span text:style-name="T53">My Watchlist</text:span></text:p>
            </text:list-item>
            <text:list-item>
              <text:p text:style-name="P54">En cliquant sur le + cela vous permet de créer une nouvelle<text:s/><text:span text:style-name="T55">Watchlist</text:span></text:p>
            </text:list-item>
            <text:list-item>
              <text:p text:style-name="P56">Il est possible de la supprimer avec le bouton X ainsi que<text:s/>de l'éditer avec l'icone du crayon</text:p>
            </text:list-item>
            <text:list-item>
              <text:p text:style-name="P57">Pour ajouter un film à la<text:s/><text:span text:style-name="T58">Watchlist</text:span><text:s/>vous devez peser sur l'onglet<text:s/><text:span text:style-name="T59">Movies</text:span><text:s/>en haut</text:p>
            </text:list-item>
            <text:list-item>
              <text:p text:style-name="P60">Passez la souris sur le premier film visible et cliquez sur le + en haut à droite. Ensuite, choisir la<text:s/><text:span text:style-name="T61">Watchlist</text:span><text:s/>que vous voulez.</text:p>
            </text:list-item>
            <text:list-item>
              <text:p text:style-name="P62">Retourner<text:s/>dans la section<text:s/><text:span text:style-name="T63">My Watchlist</text:span><text:s/>en cliquant sur le Tom Cruise dans la barre en haut à droite.</text:p>
            </text:list-item>
            <text:list-item>
              <text:p text:style-name="P64">Vous voyez maintenant un film qui est ajouté.</text:p>
            </text:list-item>
            <text:list-item>
              <text:p text:style-name="P65">Passez la souris sur celui-ci et cliquez sur le X rouge en haut à droite. Cela supprime le film.</text:p>
            </text:list-item>
            <text:list-item>
              <text:p text:style-name="P66">Vous pouvez aussi cliquer sur le X rouge d'une<text:s/><text:span text:style-name="T67">Watchlist</text:span><text:s/>pour la supprimer.</text:p>
            </text:list-item>
          </text:list>
        </text:list-item>
        <text:list-item>
          <text:p text:style-name="P68">Afficher la page d'acteur</text:p>
          <text:list text:continue-numbering="true">
            <text:list-item>
              <text:p text:style-name="P69">Vous cliquez sur l'onglet<text:s/><text:span text:style-name="T70">Actor</text:span><text:s/>dans la barre en haut. Le premier écran simule un résultat de recherche. En cliquant sur<text:s/><text:span text:style-name="T71">someActor</text:span><text:s/>cela redirige vers la page d'acteur.</text:p>
            </text:list-item>
            <text:list-item>
              <text:p text:style-name="P72">Vous avez maintenant accès à la page d'acteur. La biographie est présente ainsi que la liste de film en bas dans un carrousel.</text:p>
            </text:list-item>
          </text:list>
        </text:list-item>
        <text:list-item>
          <text:p text:style-name="P73">Afficher la page d'un film</text:p>
          <text:list text:continue-numbering="true">
            <text:list-item>
              <text:p text:style-name="P74">Cliquez sur l'onglet<text:s/><text:span text:style-name="T75">Movies</text:span><text:s/>dans la barre en haut. Dans cette page, vous avez des films qui vous sont présentés selon différentes catégories. Vous pouvez descendre et les catégories vont s'ajouter au fur et à mesure.</text:p>
            </text:list-item>
            <text:list-item>
              <text:p text:style-name="P76">Passer la souris sur une affiche pour afficher un<text:s/><text:span text:style-name="T77">overlay</text:span><text:s/>montrant les informations ainsi que le<text:s/><text:span text:style-name="T78">preview</text:span><text:s/>du film. Pour accéder à la page du film, vous pouvez cliquer sur le titre ou bien sur le bouton<text:s/><text:span text:style-name="T79">view details</text:span><text:s/>dans le bas à droite.</text:p>
            </text:list-item>
            <text:list-item>
              <text:p text:style-name="P80">Ceci vous amène sur la page du film. La section commentaire n'est pas encore implémentée, mais elle le sera pour le livrable 3.</text:p>
            </text:list-item>
          </text:list>
        </text:list-item>
        <text:list-item>
          <text:p text:style-name="P81">Afficher la page d'une série télévisée</text:p>
          <text:soft-page-break/>
          <text:list text:continue-numbering="true">
            <text:list-item>
              <text:p text:style-name="P82">Cliquez sur l'onglet Tv-Shows dans la barre en haut.</text:p>
            </text:list-item>
            <text:list-item>
              <text:p text:style-name="P83">Ceci vous amène à une page qui permet de voir les séries télévisées selon les genres. Si vous descendez, d'autres genres vont s'ajouter.</text:p>
            </text:list-item>
            <text:list-item>
              <text:p text:style-name="P84">Pour accéder a la page d'une série vous devez passer la souris sur<text:s/>un poster et cliquez sur le titre ou sur le bouton<text:s/><text:span text:style-name="T85">view details</text:span>.</text:p>
            </text:list-item>
            <text:list-item>
              <text:p text:style-name="P86">Ceci vous amène sur la page d'une série télévisée. Le preview s'affiche ainsi que tous les épisodes.<text:line-break/></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Helvetica Neue" svg:font-family="Helvetica Neu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Maxime Charron</dc:creator>
    <meta:creation-date>2009-04-16T11:32:00Z</meta:creation-date>
    <dc:date>2015-11-08T13:53:00Z</dc:date>
    <meta:template xlink:href="Normal" xlink:type="simple"/>
    <meta:editing-cycles>7</meta:editing-cycles>
    <meta:editing-duration>PT3480S</meta:editing-duration>
    <meta:user-defined meta:name="Info 1"/>
    <meta:user-defined meta:name="Info 2"/>
    <meta:user-defined meta:name="Info 3"/>
    <meta:user-defined meta:name="Info 4"/>
    <meta:document-statistic meta:page-count="3" meta:paragraph-count="9" meta:word-count="722" meta:character-count="4688" meta:row-count="33" meta:non-whitespace-character-count="3975"/>
  </office:meta>
</office:document-meta>
</file>